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gr1" draw:text-style-name="P1" draw:layer="layout" svg:width="16.403cm" svg:height="12.302cm" svg:x="5.88cm" svg:y="4.432cm">
          <draw:image xlink:href="../linked_graphi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00:10:08.928627989</meta:creation-date>
    <dc:date>2014-12-05T00:35:41.038435238</dc:date>
    <meta:editing-duration>PT1M11S</meta:editing-duration>
    <meta:editing-cycles>4</meta:editing-cycles>
    <meta:generator>LibreOffice/4.3.3.1$Linux_x86 LibreOffice_project/7d55112667c8fcddb67bc3803796b46c93aa56b0</meta:generator>
    <meta:document-statistic meta:object-count="26"/>
  </office:meta>
</office:document-meta>
</file>